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820000006C8AE23E7E.png" manifest:media-type="image/png"/>
  <manifest:file-entry manifest:full-path="Pictures/100000010000020000000200F585B1AE.png" manifest:media-type="image/png"/>
  <manifest:file-entry manifest:full-path="Pictures/10000001000001680000016817BAAB8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/>
    <style:font-face style:name="Open Sans" svg:font-family="'Open Sans'" style:font-family-generic="swiss" style:font-pitch="variable"/>
    <style:font-face style:name="OpenSans" svg:font-family="OpenSans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0%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solid" draw:fill-color="#cfe2f3" loext:decorative="false"/>
    </style:style>
    <style:style style:name="gr4" style:family="graphic" style:parent-style-name="standard">
      <style:graphic-properties draw:stroke="dash" draw:stroke-dash="stroke-dash54" svg:stroke-width="0.052cm" svg:stroke-color="#351c75" draw:stroke-linejoin="round" svg:stroke-linecap="butt" draw:fill="none" fo:padding-top="0.026cm" fo:padding-bottom="0.026cm" fo:padding-left="0.026cm" fo:padding-right="0.026cm" loext:decorative="false"/>
    </style:style>
    <style:style style:name="gr5" style:family="graphic" style:parent-style-name="standard">
      <style:graphic-properties draw:stroke="none" draw:fill="solid" draw:fill-color="#ea9999" loext:decorative="false"/>
    </style:style>
    <style:style style:name="gr6" style:family="graphic" style:parent-style-name="standard">
      <style:graphic-properties draw:stroke="dash" draw:stroke-dash="stroke-dash54" svg:stroke-width="0.052cm" svg:stroke-color="#85200c" draw:stroke-linejoin="round" svg:stroke-linecap="butt" draw:fill="none" fo:padding-top="0.026cm" fo:padding-bottom="0.026cm" fo:padding-left="0.026cm" fo:padding-right="0.026cm" loext:decorative="false"/>
    </style:style>
    <style:style style:name="gr7" style:family="graphic" style:parent-style-name="standard">
      <style:graphic-properties draw:stroke="none" draw:fill="solid" draw:fill-color="#666666" loext:decorative="false"/>
    </style:style>
    <style:style style:name="gr8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1.66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ce5cd" loext:decorative="false"/>
    </style:style>
    <style:style style:name="gr11" style:family="graphic" style:parent-style-name="standard">
      <style:graphic-properties draw:stroke="solid" svg:stroke-width="0.052cm" svg:stroke-color="#e69138" draw:stroke-linejoin="round" svg:stroke-linecap="butt" draw:fill="none" fo:padding-top="0.026cm" fo:padding-bottom="0.026cm" fo:padding-left="0.026cm" fo:padding-right="0.026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1.3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48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d9d2e9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2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9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52cm" svg:stroke-color="#0b5394" draw:stroke-linejoin="round" svg:stroke-linecap="butt" draw:fill="none" fo:padding-top="0.026cm" fo:padding-bottom="0.026cm" fo:padding-left="0.026cm" fo:padding-right="0.026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2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3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8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e6b8af" loext:decorative="false"/>
    </style:style>
    <style:style style:name="gr25" style:family="graphic" style:parent-style-name="standard">
      <style:graphic-properties draw:stroke="dash" draw:stroke-dash="stroke-dash54" svg:stroke-width="0.052cm" svg:stroke-color="#5b0f00" draw:stroke-linejoin="round" svg:stroke-linecap="butt" draw:fill="none" fo:padding-top="0.026cm" fo:padding-bottom="0.026cm" fo:padding-left="0.026cm" fo:padding-right="0.026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5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0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f4cccc" loext:decorative="false"/>
    </style:style>
    <style:style style:name="gr29" style:family="graphic" style:parent-style-name="standard">
      <style:graphic-properties draw:stroke="solid" svg:stroke-width="0.052cm" svg:stroke-color="#990000" draw:stroke-linejoin="round" svg:stroke-linecap="butt" draw:fill="none" fo:padding-top="0.026cm" fo:padding-bottom="0.026cm" fo:padding-left="0.026cm" fo:padding-right="0.026cm" loext:decorative="fals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2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3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2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4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solid" svg:stroke-width="0.026cm" svg:stroke-color="#e69138" draw:stroke-linejoin="round" svg:stroke-linecap="butt" draw:fill="none" fo:padding-top="0.013cm" fo:padding-bottom="0.013cm" fo:padding-left="0.013cm" fo:padding-right="0.013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1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1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1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4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67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08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solid" draw:fill-color="#d9ead3" loext:decorative="false"/>
    </style:style>
    <style:style style:name="gr43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44" style:family="graphic" style:parent-style-name="standard">
      <style:graphic-properties draw:stroke="none" draw:fill="solid" draw:fill-color="#c9daf8" loext:decorative="false"/>
    </style:style>
    <style:style style:name="gr45" style:family="graphic" style:parent-style-name="standard">
      <style:graphic-properties draw:stroke="solid" svg:stroke-width="0.026cm" svg:stroke-color="#1c4587" draw:stroke-linejoin="round" svg:stroke-linecap="butt" draw:fill="none" fo:padding-top="0.013cm" fo:padding-bottom="0.013cm" fo:padding-left="0.013cm" fo:padding-right="0.013cm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5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6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dash" draw:stroke-dash="stroke-dash54" svg:stroke-width="0.052cm" svg:stroke-color="#1c4587" draw:stroke-linejoin="round" svg:stroke-linecap="butt" draw:fill="none" fo:padding-top="0.026cm" fo:padding-bottom="0.026cm" fo:padding-left="0.026cm" fo:padding-right="0.026cm" loext:decorative="false"/>
    </style:style>
    <style:style style:name="gr51" style:family="graphic" style:parent-style-name="standard">
      <style:graphic-properties draw:stroke="solid" svg:stroke-width="0.052cm" svg:stroke-color="#efefef" draw:stroke-linejoin="round" svg:stroke-linecap="butt" draw:fill="none" fo:padding-top="0.026cm" fo:padding-bottom="0.026cm" fo:padding-left="0.026cm" fo:padding-right="0.026cm" loext:decorative="false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3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solid" draw:fill-color="#999999" loext:decorative="false"/>
    </style:style>
    <style:style style:name="gr56" style:family="graphic" style:parent-style-name="standard">
      <style:graphic-properties draw:stroke="solid" svg:stroke-width="0.026cm" svg:stroke-color="#666666" draw:stroke-linejoin="round" svg:stroke-linecap="butt" draw:fill="none" fo:padding-top="0.013cm" fo:padding-bottom="0.013cm" fo:padding-left="0.013cm" fo:padding-right="0.013cm" loext:decorative="false"/>
    </style:style>
    <style:style style:name="gr57" style:family="graphic" style:parent-style-name="standard">
      <style:graphic-properties draw:stroke="solid" svg:stroke-width="0.026cm" svg:stroke-color="#0b5394" draw:stroke-linejoin="round" svg:stroke-linecap="butt" draw:fill="none" fo:padding-top="0.013cm" fo:padding-bottom="0.013cm" fo:padding-left="0.013cm" fo:padding-right="0.013cm" loext:decorative="false"/>
    </style:style>
    <style:style style:name="gr58" style:family="graphic" style:parent-style-name="standard">
      <style:graphic-properties draw:stroke="solid" svg:stroke-width="0.026cm" svg:stroke-color="#990000" draw:stroke-linejoin="round" svg:stroke-linecap="butt" draw:fill="none" fo:padding-top="0.013cm" fo:padding-bottom="0.013cm" fo:padding-left="0.013cm" fo:padding-right="0.013cm" loext:decorative="false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3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7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0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43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61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3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66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7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31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6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solid" draw:fill-color="#d0e0e3" loext:decorative="false"/>
    </style:style>
    <style:style style:name="gr76" style:family="graphic" style:parent-style-name="standard">
      <style:graphic-properties draw:stroke="solid" svg:stroke-width="0.052cm" svg:stroke-color="#45818e" draw:stroke-linejoin="round" svg:stroke-linecap="butt" draw:fill="none" fo:padding-top="0.026cm" fo:padding-bottom="0.026cm" fo:padding-left="0.026cm" fo:padding-right="0.026cm" loext:decorative="false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2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3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79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1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000000" draw:opacity="0%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cfe2f3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a9999"/>
    </style:style>
    <style:style style:name="P6" style:family="paragraph">
      <loext:graphic-properties draw:fill="solid" draw:fill-color="#666666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solid" draw:fill-color="#fce5cd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solid" draw:fill-color="#d9d2e9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solid" draw:fill-color="#e6b8af"/>
    </style:style>
    <style:style style:name="P14" style:family="paragraph">
      <loext:graphic-properties draw:fill="solid" draw:fill-color="#f4cccc"/>
    </style:style>
    <style:style style:name="P15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6" style:family="paragraph">
      <style:paragraph-properties fo:text-align="start" style:writing-mode="lr-tb"/>
      <style:text-properties style:font-name="Open Sans"/>
    </style:style>
    <style:style style:name="P17" style:family="paragraph">
      <loext:graphic-properties draw:fill="none"/>
      <style:paragraph-properties fo:text-align="start"/>
      <style:text-properties style:font-name="Open Sans" fo:font-size="12pt" style:font-size-asian="12pt" style:font-size-complex="12pt"/>
    </style:style>
    <style:style style:name="P18" style:family="paragraph">
      <loext:graphic-properties draw:fill="none"/>
      <style:text-properties style:font-name="Open Sans" fo:font-size="12pt" style:font-size-asian="12pt" style:font-size-complex="12pt"/>
    </style:style>
    <style:style style:name="P19" style:family="paragraph">
      <loext:graphic-properties draw:fill="solid" draw:fill-color="#d9ead3"/>
    </style:style>
    <style:style style:name="P20" style:family="paragraph">
      <loext:graphic-properties draw:fill="solid" draw:fill-color="#c9daf8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6pt" style:font-size-asian="6pt" style:font-size-complex="6pt"/>
    </style:style>
    <style:style style:name="P23" style:family="paragraph">
      <loext:graphic-properties draw:fill="solid" draw:fill-color="#999999"/>
    </style:style>
    <style:style style:name="P24" style:family="paragraph">
      <loext:graphic-properties draw:fill="none"/>
      <style:text-properties fo:font-size="9pt" style:font-size-asian="9pt" style:font-size-complex="9pt"/>
    </style:style>
    <style:style style:name="P25" style:family="paragraph">
      <loext:graphic-properties draw:fill="none"/>
      <style:paragraph-properties fo:text-align="start"/>
      <style:text-properties style:font-name="Open Sans" fo:font-size="9pt" style:font-size-asian="9pt" style:font-size-complex="9pt"/>
    </style:style>
    <style:style style:name="P26" style:family="paragraph">
      <loext:graphic-properties draw:fill="none"/>
      <style:paragraph-properties fo:text-align="start"/>
      <style:text-properties fo:font-size="9.39999961853027pt" style:font-size-asian="9.39999961853027pt" style:font-size-complex="9.39999961853027pt"/>
    </style:style>
    <style:style style:name="P27" style:family="paragraph">
      <loext:graphic-properties draw:fill="solid" draw:fill-color="#d0e0e3"/>
    </style:style>
    <style:style style:name="T1" style:family="text">
      <style:text-properties fo:color="#ffffff" loext:opacity="100%" style:font-name="OpenSans" fo:font-size="15pt" fo:font-weight="bold" style:font-name-asian="OpenSans" style:font-size-asian="15pt" style:font-weight-asian="bold" style:font-name-complex="OpenSans" style:font-size-complex="15pt" style:font-weight-complex="bold"/>
    </style:style>
    <style:style style:name="T2" style:family="text">
      <style:text-properties fo:color="#000000" loext:opacity="100%" style:font-name="OpenSans" fo:font-size="15pt" fo:font-weight="bold" style:font-name-asian="OpenSans" style:font-size-asian="15pt" style:font-weight-asian="bold" style:font-name-complex="OpenSans" style:font-size-complex="15pt" style:font-weight-complex="bold"/>
    </style:style>
    <style:style style:name="T3" style:family="text">
      <style:text-properties fo:color="#e69138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" style:family="text">
      <style:text-properties fo:color="#e69138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5" style:family="text">
      <style:text-properties fo:color="#351c75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6" style:family="text">
      <style:text-properties fo:color="#351c75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7" style:family="text">
      <style:text-properties fo:color="#0b5394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8" style:family="text">
      <style:text-properties fo:color="#0b5394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color="#5b0f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0" style:family="text">
      <style:text-properties fo:color="#5b0f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1" style:family="text">
      <style:text-properties fo:color="#99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fo:color="#99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3" style:family="text">
      <style:text-properties fo:color="#f6b26b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14" style:family="text">
      <style:text-properties fo:color="#f6b26b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15" style:family="text">
      <style:text-properties fo:color="#351c75" loext:opacity="100%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6" style:family="text">
      <style:text-properties fo:color="#5b0f00" loext:opacity="100%" style:font-name="Open Sans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7" style:family="text">
      <style:text-properties fo:color="#5b0f00" loext:opacity="100%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8" style:family="text">
      <style:text-properties fo:color="#990000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9" style:family="text">
      <style:text-properties fo:color="#0b5394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20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1" style:family="text">
      <style:text-properties fo:color="#1c4587" loext:opacity="100%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22" style:family="text">
      <style:text-properties fo:color="#666666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3" style:family="text">
      <style:text-properties fo:color="#666666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24" style:family="text">
      <style:text-properties fo:color="#99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5" style:family="text">
      <style:text-properties fo:color="#990000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26" style:family="text">
      <style:text-properties fo:color="#f3f3f3" loext:opacity="100%" style:font-name="Nunito" fo:font-size="9pt" fo:font-weight="350" style:font-name-asian="Nunito" style:font-size-asian="9pt" style:font-weight-asian="350" style:font-name-complex="Nunito" style:font-size-complex="9pt" style:font-weight-complex="350"/>
    </style:style>
    <style:style style:name="T27" style:family="text">
      <style:text-properties fo:color="#990000" loext:opacity="100%" fo:font-size="9pt" fo:font-weight="350" style:font-name-asian="Nunito" style:font-size-asian="9pt" style:font-weight-asian="350" style:font-name-complex="Nunito" style:font-size-complex="9pt" style:font-weight-complex="350"/>
    </style:style>
    <style:style style:name="T28" style:family="text">
      <style:text-properties fo:color="#0b5394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9" style:family="text">
      <style:text-properties fo:color="#0b5394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30" style:family="text">
      <style:text-properties fo:color="#0b5394" loext:opacity="100%" fo:font-size="9pt" fo:font-weight="350" style:font-name-asian="Nunito" style:font-size-asian="9pt" style:font-weight-asian="350" style:font-name-complex="Nunito" style:font-size-complex="9pt" style:font-weight-complex="350"/>
    </style:style>
    <style:style style:name="T31" style:family="text">
      <style:text-properties fo:color="#0b5394" loext:opacity="100%" style:font-name="Nunito" fo:font-size="9pt" fo:font-weight="350" style:font-name-asian="Nunito" style:font-size-asian="9pt" style:font-weight-asian="350" style:font-name-complex="Nunito" style:font-size-complex="9pt" style:font-weight-complex="350"/>
    </style:style>
    <style:style style:name="T32" style:family="text">
      <style:text-properties fo:color="#45818e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33" style:family="text">
      <style:text-properties fo:color="#45818e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5.399cm" svg:height="11.596cm" svg:x="0cm" svg:y="-0.25cm" svg:viewBox="0 0 25400 11597" draw:points="0,0 25400,0 25400,11597 0,11597">
          <text:p/>
        </draw:polygon>
        <draw:path draw:style-name="gr3" draw:text-style-name="P3" draw:layer="layout" svg:width="22.911cm" svg:height="15.425cm" svg:x="0.659cm" svg:y="3.624cm" svg:viewBox="0 0 22912 15426" svg:d="M0 11860c0-6549 5129-11860 11457-11860 3038 0 5952 1250 8100 3474 2149 2224 3355 5241 3355 8386 0 1243-184 2441-528 3566h-21856c-343-1125-528-2323-528-3566z">
          <text:p/>
        </draw:path>
        <draw:path draw:style-name="gr4" draw:text-style-name="P4" draw:layer="layout" svg:width="22.911cm" svg:height="15.425cm" svg:x="0.659cm" svg:y="3.624cm" svg:viewBox="0 0 22912 15426" svg:d="M528 15426c-343-1125-528-2323-528-3566 0-6549 5129-11860 11457-11860 3038 0 5952 1250 8100 3474 2149 2224 3355 5241 3355 8386 0 1243-184 2441-528 3566">
          <text:p/>
        </draw:path>
        <draw:path draw:style-name="gr5" draw:text-style-name="P5" draw:layer="layout" svg:width="19.251cm" svg:height="12.364cm" svg:x="2.744cm" svg:y="6.685cm" svg:viewBox="0 0 19252 12365" svg:d="M0 9986c0-5515 4309-9986 9627-9986 2553 0 5001 1052 6806 2925 1805 1872 2819 4412 2819 7061 0 820-95 1616-275 2379h-18701c-181-763-276-1559-276-2379z">
          <text:p/>
        </draw:path>
        <draw:path draw:style-name="gr6" draw:text-style-name="P4" draw:layer="layout" svg:width="19.251cm" svg:height="12.364cm" svg:x="2.744cm" svg:y="6.685cm" svg:viewBox="0 0 19252 12365" svg:d="M276 12365c-181-763-276-1559-276-2379 0-5515 4309-9986 9627-9986 2553 0 5001 1052 6806 2925 1805 1872 2819 4412 2819 7061 0 820-95 1616-275 2379">
          <text:p/>
        </draw:path>
        <draw:path draw:style-name="gr7" draw:text-style-name="P6" draw:layer="layout" svg:width="6.654cm" svg:height="6.413cm" svg:x="8.86cm" svg:y="12.636cm" svg:viewBox="0 0 6655 6414" svg:d="M0 3304c0-1825 1490-3304 3328-3304 882 0 1728 348 2352 968 624 619 975 1459 975 2336 0 1433-918 2652-2201 3110h-2252c-1284-458-2202-1677-2202-3110z">
          <text:p/>
        </draw:path>
        <draw:path draw:style-name="gr8" draw:text-style-name="P4" draw:layer="layout" svg:width="6.654cm" svg:height="6.413cm" svg:x="8.86cm" svg:y="12.636cm" svg:viewBox="0 0 6655 6414" svg:d="M2202 6414c-1284-458-2202-1677-2202-3110 0-1825 1490-3304 3328-3304 882 0 1728 348 2352 968 624 619 975 1459 975 2336 0 1433-918 2652-2201 3110">
          <text:p/>
        </draw:path>
        <draw:polygon draw:style-name="gr1" draw:text-style-name="P1" draw:layer="layout" svg:width="2.681cm" svg:height="1.795cm" svg:x="10.752cm" svg:y="13.053cm" svg:viewBox="0 0 2682 1796" draw:points="0,0 2682,0 2682,1796 0,1796">
          <text:p/>
        </draw:polygon>
        <draw:frame draw:style-name="gr9" draw:text-style-name="P8" draw:layer="layout" svg:width="1.662cm" svg:height="0.725cm" svg:x="11.332cm" svg:y="13.234cm">
          <draw:text-box>
            <text:p text:style-name="P7"><text:span text:style-name="T1">Metal </text:span></text:p>
          </draw:text-box>
        </draw:frame>
        <draw:polygon draw:style-name="gr1" draw:text-style-name="P1" draw:layer="layout" svg:width="6.654cm" svg:height="7.733cm" svg:x="4.014cm" svg:y="7.098cm" svg:viewBox="0 0 6655 7734" draw:points="0,0 6655,7734">
          <text:p/>
        </draw:polygon>
        <draw:line draw:style-name="gr8" draw:text-style-name="P4" draw:layer="layout" svg:x1="4.014cm" svg:y1="7.098cm" svg:x2="10.669cm" svg:y2="14.832cm">
          <text:p/>
        </draw:line>
        <draw:polygon draw:style-name="gr1" draw:text-style-name="P1" draw:layer="layout" svg:width="6.698cm" svg:height="7.75cm" svg:x="13.517cm" svg:y="7.098cm" svg:viewBox="0 0 6699 7751" draw:points="6699,0 0,7751">
          <text:p/>
        </draw:polygon>
        <draw:line draw:style-name="gr8" draw:text-style-name="P4" draw:layer="layout" svg:x1="20.216cm" svg:y1="7.098cm" svg:x2="13.517cm" svg:y2="14.849cm">
          <text:p/>
        </draw:line>
        <draw:a xlink:href="https://fwl-proteus.readthedocs.io/en/latest/" xlink:type="simple" xlink:show="embed">
          <draw:path draw:style-name="gr2" draw:text-style-name="P2" draw:layer="layout" svg:width="24.436cm" svg:height="12.05cm" svg:x="0cm" svg:y="6.999cm" svg:viewBox="0 0 24437 12051" svg:d="M20217 23c3517 3006 4968 7667 3849 12028h-23894c-67-261-124-523-172-787v-4294c488-2649 1878-5125 4049-6970l8070 9115z">
            <text:p/>
          </draw:path>
        </draw:a>
        <draw:path draw:style-name="gr8" draw:text-style-name="P4" draw:layer="layout" svg:width="24.436cm" svg:height="12.05cm" svg:x="0cm" svg:y="6.999cm" svg:viewBox="0 0 24437 12051" svg:d="M173 12051c-68-261-126-523-173-787M0 6970c488-2649 1878-5125 4049-6970l8070 9115 8098-9092c3517 3006 4968 7667 3849 12028">
          <text:p/>
        </draw:path>
        <draw:polygon draw:style-name="gr2" draw:text-style-name="P2" draw:layer="layout" svg:width="6.463cm" svg:height="8.714cm" svg:x="-0.001cm" svg:y="6.705cm" svg:viewBox="0 0 6464 8715" draw:points="0,3247 3761,0 6464,3132 0,8715">
          <text:p/>
        </draw:polygon>
        <draw:polygon draw:style-name="gr2" draw:text-style-name="P2" draw:layer="layout" svg:width="7.329cm" svg:height="9.606cm" svg:x="18.07cm" svg:y="6.064cm" svg:viewBox="0 0 7330 9607" draw:points="2957,0 7330,3576 7330,9607 0,3612">
          <text:p/>
        </draw:polygon>
        <draw:polygon draw:style-name="gr1" draw:text-style-name="P1" draw:layer="layout" svg:width="4.087cm" svg:height="1.154cm" svg:x="9.857cm" svg:y="4.048cm" svg:viewBox="0 0 4088 1155" draw:points="0,0 4088,0 4088,1155 0,1155">
          <text:p/>
        </draw:polygon>
        <draw:polygon draw:style-name="gr2" draw:text-style-name="P2" draw:layer="layout" svg:width="2.402cm" svg:height="5.225cm" svg:x="22.997cm" svg:y="13.824cm" svg:viewBox="0 0 2403 5226" draw:points="2403,5226 0,5226 484,0 2403,178">
          <text:p/>
        </draw:polygon>
        <draw:polygon draw:style-name="gr2" draw:text-style-name="P2" draw:layer="layout" svg:width="4.768cm" svg:height="6.321cm" svg:x="0.479cm" svg:y="12.728cm" svg:viewBox="0 0 4769 6322" draw:points="1620,0 4769,6322 2748,6322 0,806">
          <text:p/>
        </draw:polygon>
        <draw:polygon draw:style-name="gr2" draw:text-style-name="P2" draw:layer="layout" svg:width="3.758cm" svg:height="6.84cm" svg:x="0cm" svg:y="12.209cm" svg:viewBox="0 0 3759 6841" draw:points="0,6841 0,369 2881,0 3759,6841">
          <text:p/>
        </draw:polygon>
        <draw:a xlink:href="https://fwl-proteus.readthedocs.io/projects/mors/en/latest/" xlink:type="simple" xlink:show="embed">
          <draw:path draw:style-name="gr10" draw:text-style-name="P9" draw:layer="layout" svg:width="4.627cm" svg:height="1.531cm" svg:x="9.801cm" svg:y="1.107cm" svg:viewBox="0 0 4628 1532" svg:d="M0 255c0-141 115-255 255-255h4118c68 0 132 27 180 75s75 112 75 180v1022c0 141-114 255-255 255h-4118c-140 0-255-114-255-255z">
            <text:p/>
          </draw:path>
        </draw:a>
        <draw:path draw:style-name="gr11" draw:text-style-name="P4" draw:layer="layout" svg:width="4.627cm" svg:height="1.531cm" svg:x="9.801cm" svg:y="1.107cm" svg:viewBox="0 0 4628 1532" svg:d="M0 255c0-141 115-255 255-255h4118c68 0 132 27 180 75s75 112 75 180v1022c0 141-114 255-255 255h-4118c-140 0-255-114-255-255z">
          <text:p/>
        </draw:path>
        <draw:frame draw:style-name="gr12" draw:text-style-name="P8" draw:layer="layout" svg:width="1.357cm" svg:height="0.725cm" svg:x="11.484cm" svg:y="13.869cm">
          <draw:text-box>
            <text:p text:style-name="P7"><text:span text:style-name="T1">Core</text:span><text:span text:style-name="T2"> </text:span></text:p>
          </draw:text-box>
        </draw:frame>
        <draw:frame draw:style-name="gr13" draw:text-style-name="P10" draw:layer="layout" svg:width="1.488cm" svg:height="0.556cm" svg:x="11.375cm" svg:y="1.318cm">
          <draw:text-box>
            <text:p text:style-name="P7"><text:span text:style-name="T3"><text:a xlink:href="https://fwl-proteus.readthedocs.io/projects/mors/en/latest/" xlink:type="simple">MORS</text:a></text:span></text:p>
          </draw:text-box>
        </draw:frame>
        <draw:path draw:style-name="gr14" draw:text-style-name="P11" draw:layer="layout" svg:width="4.627cm" svg:height="1.531cm" svg:x="1.317cm" svg:y="3.528cm" svg:viewBox="0 0 4628 1532" svg:d="M0 255c0-140 114-255 255-255h4117c68 0 133 27 181 75s75 113 75 180v1022c0 141-115 255-256 255h-4117c-141 0-255-114-255-255z">
          <text:p/>
        </draw:path>
        <draw:path draw:style-name="gr4" draw:text-style-name="P4" draw:layer="layout" svg:width="4.627cm" svg:height="1.531cm" svg:x="1.317cm" svg:y="3.528cm" svg:viewBox="0 0 4628 1532" svg:d="M0 255c0-140 114-255 255-255h4117c68 0 133 27 181 75s75 113 75 180v1022c0 141-115 255-256 255h-4117c-141 0-255-114-255-255z">
          <text:p/>
        </draw:path>
        <draw:frame draw:style-name="gr15" draw:text-style-name="P10" draw:layer="layout" svg:width="3.526cm" svg:height="0.556cm" svg:x="10.359cm" svg:y="1.9cm">
          <draw:text-box>
            <text:p text:style-name="P7"><text:span text:style-name="T4">Stellar evolution</text:span></text:p>
          </draw:text-box>
        </draw:frame>
        <draw:frame draw:style-name="gr16" draw:text-style-name="P10" draw:layer="layout" svg:width="2.699cm" svg:height="0.556cm" svg:x="2.287cm" svg:y="3.779cm">
          <draw:text-box>
            <text:p text:style-name="P7"><text:span text:style-name="T5"><text:a xlink:href="https://fwl-zephyrus.readthedocs.io/" xlink:type="simple">ZEPHYRUS</text:a></text:span></text:p>
          </draw:text-box>
        </draw:frame>
        <draw:a xlink:href="https://nichollsh.github.io/AGNI/dev/" xlink:type="simple" xlink:show="embed">
          <draw:path draw:style-name="gr3" draw:text-style-name="P3" draw:layer="layout" svg:width="4.848cm" svg:height="1.642cm" svg:x="0.099cm" svg:y="8.073cm" svg:viewBox="0 0 4849 1643" svg:d="M0 274c0-152 123-274 274-274h4301c73 0 142 29 194 80 51 51 80 121 80 194v1095c0 151-123 274-274 274h-4301c-151 0-274-123-274-274z">
            <text:p/>
          </draw:path>
        </draw:a>
        <draw:path draw:style-name="gr17" draw:text-style-name="P4" draw:layer="layout" svg:width="4.848cm" svg:height="1.642cm" svg:x="0.099cm" svg:y="8.073cm" svg:viewBox="0 0 4849 1643" svg:d="M0 274c0-152 123-274 274-274h4301c73 0 142 29 194 80 51 51 80 121 80 194v1095c0 151-123 274-274 274h-4301c-151 0-274-123-274-274z">
          <text:p/>
        </draw:path>
        <draw:frame draw:style-name="gr18" draw:text-style-name="P12" draw:layer="layout" svg:width="3.837cm" svg:height="0.475cm" svg:x="1.713cm" svg:y="4.357cm">
          <draw:text-box>
            <text:p text:style-name="P7"><text:span text:style-name="T6">Atmospheric escape</text:span></text:p>
          </draw:text-box>
        </draw:frame>
        <draw:frame draw:style-name="gr19" draw:text-style-name="P10" draw:layer="layout" svg:width="1.24cm" svg:height="0.556cm" svg:x="1.907cm" svg:y="8.128cm">
          <draw:text-box>
            <text:p text:style-name="P7"><text:span text:style-name="T7"><text:a xlink:href="https://nichollsh.github.io/AGNI/dev/" xlink:type="simple">AGNI</text:a></text:span></text:p>
          </draw:text-box>
        </draw:frame>
        <draw:frame draw:style-name="gr20" draw:text-style-name="P12" draw:layer="layout" svg:width="4.026cm" svg:height="0.475cm" svg:x="0.571cm" svg:y="8.706cm">
          <draw:text-box>
            <text:p text:style-name="P7"><text:span text:style-name="T8">Radiative-convective </text:span></text:p>
          </draw:text-box>
        </draw:frame>
        <draw:a xlink:href="https://fwl-janus.readthedocs.io/" xlink:type="simple" xlink:show="embed">
          <draw:path draw:style-name="gr3" draw:text-style-name="P3" draw:layer="layout" svg:width="4.924cm" svg:height="1.641cm" svg:x="0.099cm" svg:y="9.925cm" svg:viewBox="0 0 4925 1642" svg:d="M0 273c0-151 123-273 274-273h4377c73 0 142 28 194 80 51 51 80 121 80 193v1096c0 151-123 273-274 273h-4377c-151 0-274-122-274-273z">
            <text:p/>
          </draw:path>
        </draw:a>
        <draw:path draw:style-name="gr17" draw:text-style-name="P4" draw:layer="layout" svg:width="4.924cm" svg:height="1.641cm" svg:x="0.099cm" svg:y="9.925cm" svg:viewBox="0 0 4925 1642" svg:d="M0 273c0-151 123-273 274-273h4377c73 0 142 28 194 80 51 51 80 121 80 193v1096c0 151-123 273-274 273h-4377c-151 0-274-122-274-273z">
          <text:p/>
        </draw:path>
        <draw:frame draw:style-name="gr21" draw:text-style-name="P12" draw:layer="layout" svg:width="2.238cm" svg:height="0.475cm" svg:x="1.406cm" svg:y="9.209cm">
          <draw:text-box>
            <text:p text:style-name="P7"><text:span text:style-name="T8">atmosphere</text:span></text:p>
          </draw:text-box>
        </draw:frame>
        <draw:frame draw:style-name="gr22" draw:text-style-name="P10" draw:layer="layout" svg:width="1.681cm" svg:height="0.556cm" svg:x="1.725cm" svg:y="9.979cm">
          <draw:text-box>
            <text:p text:style-name="P7"><text:span text:style-name="T7"><text:a xlink:href="https://fwl-janus.readthedocs.io/" xlink:type="simple">JANUS</text:a></text:span></text:p>
          </draw:text-box>
        </draw:frame>
        <draw:frame draw:style-name="gr23" draw:text-style-name="P12" draw:layer="layout" svg:width="4.284cm" svg:height="0.475cm" svg:x="0.45cm" svg:y="10.525cm">
          <draw:text-box>
            <text:p text:style-name="P7"><text:span text:style-name="T8">Prescribed-convective </text:span></text:p>
          </draw:text-box>
        </draw:frame>
        <draw:a xlink:href="https://fwl-proteus.readthedocs.io/projects/calliope/en/latest/" xlink:type="simple" xlink:show="embed">
          <draw:path draw:style-name="gr24" draw:text-style-name="P13" draw:layer="layout" svg:width="4.626cm" svg:height="1.53cm" svg:x="18.893cm" svg:y="8.538cm" svg:viewBox="0 0 4627 1531" svg:d="M0 255c0-141 114-255 255-255h4117c68 0 133 26 180 74 48 48 75 113 75 181v1020c0 142-114 256-255 256h-4117c-141 0-255-114-255-256z">
            <text:p/>
          </draw:path>
        </draw:a>
        <draw:path draw:style-name="gr25" draw:text-style-name="P4" draw:layer="layout" svg:width="4.626cm" svg:height="1.53cm" svg:x="18.893cm" svg:y="8.538cm" svg:viewBox="0 0 4627 1531" svg:d="M0 255c0-141 114-255 255-255h4117c68 0 133 26 180 74 48 48 75 113 75 181v1020c0 142-114 256-255 256h-4117c-141 0-255-114-255-256z">
          <text:p/>
        </draw:path>
        <draw:frame draw:style-name="gr26" draw:text-style-name="P12" draw:layer="layout" svg:width="2.355cm" svg:height="0.475cm" svg:x="1.444cm" svg:y="11.06cm">
          <draw:text-box>
            <text:p text:style-name="P7"><text:span text:style-name="T8">atmosphere </text:span></text:p>
          </draw:text-box>
        </draw:frame>
        <draw:frame draw:style-name="gr27" draw:text-style-name="P10" draw:layer="layout" svg:width="2.506cm" svg:height="0.556cm" svg:x="19.959cm" svg:y="8.788cm">
          <draw:text-box>
            <text:p text:style-name="P7"><text:span text:style-name="T9"><text:a xlink:href="https://fwl-proteus.readthedocs.io/projects/calliope/en/latest/" xlink:type="simple">CALLIOPE</text:a></text:span></text:p>
          </draw:text-box>
        </draw:frame>
        <draw:a xlink:href="https://github.com/FormingWorlds/aragog" xlink:type="simple" xlink:show="embed">
          <draw:path draw:style-name="gr28" draw:text-style-name="P14" draw:layer="layout" svg:width="4.088cm" svg:height="1.53cm" svg:x="21.101cm" svg:y="10.805cm" svg:viewBox="0 0 4089 1531" svg:d="M0 255c0-141 115-255 256-255h3578c67 0 132 26 180 74s75 113 75 181v1021c0 141-114 255-255 255h-3578c-141 0-256-114-256-255z">
            <text:p/>
          </draw:path>
        </draw:a>
        <draw:path draw:style-name="gr29" draw:text-style-name="P4" draw:layer="layout" svg:width="4.088cm" svg:height="1.53cm" svg:x="21.101cm" svg:y="10.805cm" svg:viewBox="0 0 4089 1531" svg:d="M0 255c0-141 115-255 256-255h3578c67 0 132 26 180 74s75 113 75 181v1021c0 141-114 255-255 255h-3578c-141 0-256-114-256-255z">
          <text:p/>
        </draw:path>
        <draw:frame draw:style-name="gr30" draw:text-style-name="P12" draw:layer="layout" svg:width="3.626cm" svg:height="0.475cm" svg:x="19.374cm" svg:y="9.275cm">
          <draw:text-box>
            <text:p text:style-name="P7"><text:span text:style-name="T10">Surface outgassing</text:span></text:p>
          </draw:text-box>
        </draw:frame>
        <draw:frame draw:style-name="gr31" draw:text-style-name="P10" draw:layer="layout" svg:width="2.231cm" svg:height="0.556cm" svg:x="22.035cm" svg:y="11.055cm">
          <draw:text-box>
            <text:p text:style-name="P7"><text:span text:style-name="T11"><text:a xlink:href="https://github.com/FormingWorlds/aragog" xlink:type="simple">ARAGOG</text:a></text:span></text:p>
          </draw:text-box>
        </draw:frame>
        <draw:a xlink:href="https://github.com/djbower/spider" xlink:type="simple" xlink:show="embed">
          <draw:path draw:style-name="gr28" draw:text-style-name="P14" draw:layer="layout" svg:width="4.087cm" svg:height="1.53cm" svg:x="16.882cm" svg:y="10.805cm" svg:viewBox="0 0 4088 1531" svg:d="M0 255c0-141 114-255 255-255h3578c68 0 133 26 181 74 47 48 74 113 74 181v1021c0 141-114 255-255 255h-3578c-141 0-255-114-255-255z">
            <text:p/>
          </draw:path>
        </draw:a>
        <draw:path draw:style-name="gr29" draw:text-style-name="P4" draw:layer="layout" svg:width="4.087cm" svg:height="1.53cm" svg:x="16.882cm" svg:y="10.805cm" svg:viewBox="0 0 4088 1531" svg:d="M0 255c0-141 114-255 255-255h3578c68 0 133 26 181 74 47 48 74 113 74 181v1021c0 141-114 255-255 255h-3578c-141 0-255-114-255-255z">
          <text:p/>
        </draw:path>
        <draw:frame draw:style-name="gr32" draw:text-style-name="P12" draw:layer="layout" svg:width="3.225cm" svg:height="0.475cm" svg:x="21.534cm" svg:y="11.634cm">
          <draw:text-box>
            <text:p text:style-name="P7"><text:span text:style-name="T12">Interior dynamics</text:span></text:p>
          </draw:text-box>
        </draw:frame>
        <draw:frame draw:style-name="gr33" draw:text-style-name="P10" draw:layer="layout" svg:width="1.846cm" svg:height="0.556cm" svg:x="18.007cm" svg:y="11.055cm">
          <draw:text-box>
            <text:p text:style-name="P7"><text:span text:style-name="T11"><text:a xlink:href="https://github.com/djbower/spider" xlink:type="simple">SPIDER</text:a></text:span></text:p>
          </draw:text-box>
        </draw:frame>
        <draw:polygon draw:style-name="gr10" draw:text-style-name="P9" draw:layer="layout" svg:width="0.795cm" svg:height="1.621cm" svg:x="8.467cm" svg:y="2.31cm" svg:viewBox="0 0 796 1622" draw:points="674,1622 220,1225 363,1177 0,96 287,0 651,1080 796,1032">
          <text:p/>
        </draw:polygon>
        <draw:polygon draw:style-name="gr34" draw:text-style-name="P4" draw:layer="layout" svg:width="0.795cm" svg:height="1.621cm" svg:x="8.467cm" svg:y="2.31cm" svg:viewBox="0 0 796 1622" draw:points="674,1622 220,1225 363,1177 0,96 287,0 651,1080 796,1032">
          <text:p/>
        </draw:polygon>
        <draw:polygon draw:style-name="gr1" draw:text-style-name="P1" draw:layer="layout" svg:width="1.723cm" svg:height="1.397cm" svg:x="7.5cm" svg:y="1.079cm" svg:viewBox="0 0 1724 1398" draw:points="0,470 1417,0 1724,927 308,1398">
          <text:p/>
        </draw:polygon>
        <draw:frame draw:style-name="gr32" draw:text-style-name="P12" draw:layer="layout" svg:width="3.225cm" svg:height="0.475cm" svg:x="17.315cm" svg:y="11.634cm">
          <draw:text-box>
            <text:p text:style-name="P7"><text:span text:style-name="T12">Interior dynamics</text:span></text:p>
          </draw:text-box>
        </draw:frame>
        <draw:frame draw:style-name="gr35" draw:text-style-name="P10" draw:layer="layout" svg:width="0.493cm" svg:height="0.556cm" draw:transform="rotate (0.320442450666159) translate (7.81cm 1.726cm)">
          <draw:text-box>
            <text:p text:style-name="P7"><text:span text:style-name="T13">F</text:span></text:p>
          </draw:text-box>
        </draw:frame>
        <draw:polygon draw:style-name="gr1" draw:text-style-name="P1" draw:layer="layout" svg:width="2.105cm" svg:height="1.694cm" svg:x="5.402cm" svg:y="1.915cm" svg:viewBox="0 0 2106 1695" draw:points="0,817 1678,0 2106,879 427,1695">
          <text:p/>
        </draw:polygon>
        <draw:frame draw:style-name="gr36" draw:text-style-name="P15" draw:layer="layout" svg:width="0.516cm" svg:height="0.374cm" draw:transform="rotate (0.320442450666159) translate (8.201cm 1.949cm)">
          <draw:text-box>
            <text:p text:style-name="P7"><text:span text:style-name="T14">xuv</text:span></text:p>
          </draw:text-box>
        </draw:frame>
        <draw:polygon draw:style-name="gr10" draw:text-style-name="P9" draw:layer="layout" svg:width="1.346cm" svg:height="0.606cm" svg:x="3.303cm" svg:y="15.03cm" svg:viewBox="0 0 1347 607" draw:points="0,303 521,0 521,151 1347,150 1347,454 521,455 521,607">
          <text:p/>
        </draw:polygon>
        <draw:polygon draw:style-name="gr34" draw:text-style-name="P4" draw:layer="layout" svg:width="1.346cm" svg:height="0.606cm" svg:x="3.303cm" svg:y="15.03cm" svg:viewBox="0 0 1347 607" draw:points="0,303 521,0 521,151 1347,150 1347,454 521,455 521,607">
          <text:p/>
        </draw:polygon>
        <draw:polygon draw:style-name="gr1" draw:text-style-name="P1" draw:layer="layout" svg:width="2.525cm" svg:height="1.983cm" svg:x="7.427cm" svg:y="7.272cm" svg:viewBox="0 0 2526 1984" draw:points="0,1206 2075,0 2526,778 451,1984">
          <text:p/>
        </draw:polygon>
        <draw:frame draw:style-name="gr37" draw:text-style-name="P17" draw:layer="layout" svg:width="1.414cm" svg:height="0.577cm" draw:transform="rotate (0.45238934211693) translate (5.7cm 2.8cm)">
          <draw:text-box>
            <text:p text:style-name="P16"><text:span text:style-name="T15">Escape</text:span></text:p>
          </draw:text-box>
        </draw:frame>
        <draw:polygon draw:style-name="gr1" draw:text-style-name="P1" draw:layer="layout" svg:width="2.888cm" svg:height="2.112cm" svg:x="6.394cm" svg:y="5.714cm" svg:viewBox="0 0 2889 2113" draw:points="0,1320 2464,0 2889,792 426,2113">
          <text:p/>
        </draw:polygon>
        <draw:frame draw:style-name="gr38" draw:text-style-name="P18" draw:layer="layout" svg:width="1.845cm" svg:height="0.577cm" draw:transform="rotate (0.526565835326689) translate (7.729cm 8.525cm)">
          <draw:text-box>
            <text:p text:style-name="P16"><text:span text:style-name="T16">Ingassing</text:span></text:p>
          </draw:text-box>
        </draw:frame>
        <draw:path draw:style-name="gr1" draw:text-style-name="P1" draw:layer="layout" svg:width="2.47cm" svg:height="1.036cm" svg:x="11.031cm" svg:y="7.478cm" svg:viewBox="0 0 2471 1037" svg:d="M0 172c0-95 78-172 174-172h2125c46 0 89 18 122 50 32 33 50 77 50 122v692c0 95-77 173-172 173h-2125c-96 0-174-78-174-173z">
          <text:p/>
        </draw:path>
        <draw:frame draw:style-name="gr39" draw:text-style-name="P17" draw:layer="layout" svg:width="2.207cm" svg:height="0.577cm" draw:transform="rotate (0.492008316137202) translate (6.695cm 7.091cm)">
          <draw:text-box>
            <text:p text:style-name="P16"><text:span text:style-name="T17">Outgassing</text:span></text:p>
          </draw:text-box>
        </draw:frame>
        <draw:path draw:style-name="gr1" draw:text-style-name="P1" draw:layer="layout" svg:width="3.927cm" svg:height="1.154cm" svg:x="10.303cm" svg:y="3.917cm" svg:viewBox="0 0 3928 1155" svg:d="M0 193c0-107 86-193 192-193h3543c51 0 100 20 136 56s57 86 57 137v770c0 106-86 192-193 192h-3543c-106 0-192-86-192-192z">
          <text:p/>
        </draw:path>
        <draw:frame draw:style-name="gr40" draw:text-style-name="P8" draw:layer="layout" svg:width="1.678cm" svg:height="0.589cm" svg:x="11.429cm" svg:y="7.708cm">
          <draw:text-box>
            <text:p text:style-name="P7"><text:span text:style-name="T18">Mantle</text:span></text:p>
          </draw:text-box>
        </draw:frame>
        <draw:polygon draw:style-name="gr1" draw:text-style-name="P1" draw:layer="layout" svg:width="2.533cm" svg:height="1.956cm" svg:x="14.96cm" svg:y="7.258cm" svg:viewBox="0 0 2534 1957" draw:points="439,0 2534,1171 2095,1957 0,785">
          <text:p/>
        </draw:polygon>
        <draw:frame draw:style-name="gr41" draw:text-style-name="P8" draw:layer="layout" svg:width="3.089cm" svg:height="0.589cm" svg:x="10.723cm" svg:y="4.206cm">
          <draw:text-box>
            <text:p text:style-name="P7"><text:span text:style-name="T19">Atmosphere</text:span></text:p>
          </draw:text-box>
        </draw:frame>
        <draw:polygon draw:style-name="gr1" draw:text-style-name="P1" draw:layer="layout" svg:width="2.851cm" svg:height="2.23cm" svg:x="15.916cm" svg:y="5.775cm" svg:viewBox="0 0 2852 2231" draw:points="471,0 2852,1464 2379,2231 0,767">
          <text:p/>
        </draw:polygon>
        <draw:frame draw:style-name="gr38" draw:text-style-name="P18" draw:layer="layout" svg:width="1.845cm" svg:height="0.577cm" draw:transform="rotate (-0.510334273283142) translate (15.514cm 7.542cm)">
          <draw:text-box>
            <text:p text:style-name="P16"><text:span text:style-name="T16">Ingassing</text:span></text:p>
          </draw:text-box>
        </draw:frame>
        <draw:path draw:style-name="gr42" draw:text-style-name="P19" draw:layer="layout" svg:width="0.334cm" svg:height="0.308cm" svg:x="8.615cm" svg:y="10.211cm" svg:viewBox="0 0 335 309" svg:d="M0 155c0-86 75-155 167-155 93 0 168 69 168 155 0 85-75 154-168 154-92 0-167-69-167-154z">
          <text:p/>
        </draw:path>
        <draw:path draw:style-name="gr43" draw:text-style-name="P4" draw:layer="layout" svg:width="0.334cm" svg:height="0.308cm" svg:x="8.615cm" svg:y="10.211cm" svg:viewBox="0 0 335 309" svg:d="M0 155c0-86 75-155 167-155 93 0 168 69 168 155 0 85-75 154-168 154-92 0-167-69-167-154z">
          <text:p/>
        </draw:path>
        <draw:path draw:style-name="gr42" draw:text-style-name="P19" draw:layer="layout" svg:width="0.333cm" svg:height="0.308cm" svg:x="9.428cm" svg:y="9.338cm" svg:viewBox="0 0 334 309" svg:d="M0 155c0-85 75-155 167-155 93 0 167 70 167 155s-74 154-167 154c-92 0-167-69-167-154z">
          <text:p/>
        </draw:path>
        <draw:path draw:style-name="gr43" draw:text-style-name="P4" draw:layer="layout" svg:width="0.333cm" svg:height="0.308cm" svg:x="9.428cm" svg:y="9.338cm" svg:viewBox="0 0 334 309" svg:d="M0 155c0-85 75-155 167-155 93 0 167 70 167 155s-74 154-167 154c-92 0-167-69-167-154z">
          <text:p/>
        </draw:path>
        <draw:path draw:style-name="gr42" draw:text-style-name="P19" draw:layer="layout" svg:width="0.334cm" svg:height="0.309cm" svg:x="10.893cm" svg:y="6.602cm" svg:viewBox="0 0 335 310" svg:d="M0 156c0-86 75-156 167-156s168 70 168 156c0 85-76 154-168 154s-167-69-167-154z">
          <text:p/>
        </draw:path>
        <draw:path draw:style-name="gr43" draw:text-style-name="P4" draw:layer="layout" svg:width="0.334cm" svg:height="0.309cm" svg:x="10.893cm" svg:y="6.602cm" svg:viewBox="0 0 335 310" svg:d="M0 156c0-86 75-156 167-156s168 70 168 156c0 85-76 154-168 154s-167-69-167-154z">
          <text:p/>
        </draw:path>
        <draw:path draw:style-name="gr42" draw:text-style-name="P19" draw:layer="layout" svg:width="0.334cm" svg:height="0.308cm" svg:x="7.067cm" svg:y="9.308cm" svg:viewBox="0 0 335 309" svg:d="M0 155c0-86 75-155 168-155 92 0 167 69 167 155 0 85-75 154-167 154-93 0-168-69-168-154z">
          <text:p/>
        </draw:path>
        <draw:path draw:style-name="gr43" draw:text-style-name="P4" draw:layer="layout" svg:width="0.334cm" svg:height="0.308cm" svg:x="7.067cm" svg:y="9.308cm" svg:viewBox="0 0 335 309" svg:d="M0 155c0-86 75-155 168-155 92 0 167 69 167 155 0 85-75 154-167 154-93 0-168-69-168-154z">
          <text:p/>
        </draw:path>
        <draw:path draw:style-name="gr42" draw:text-style-name="P19" draw:layer="layout" svg:width="0.333cm" svg:height="0.308cm" svg:x="6.129cm" svg:y="7.198cm" svg:viewBox="0 0 334 309" svg:d="M0 155c0-85 76-155 168-155s166 70 166 155-74 154-166 154-168-69-168-154z">
          <text:p/>
        </draw:path>
        <draw:path draw:style-name="gr43" draw:text-style-name="P4" draw:layer="layout" svg:width="0.333cm" svg:height="0.308cm" svg:x="6.129cm" svg:y="7.198cm" svg:viewBox="0 0 334 309" svg:d="M0 155c0-85 76-155 168-155s166 70 166 155-74 154-166 154-168-69-168-154z">
          <text:p/>
        </draw:path>
        <draw:path draw:style-name="gr42" draw:text-style-name="P19" draw:layer="layout" svg:width="0.333cm" svg:height="0.309cm" svg:x="16.882cm" svg:y="9.616cm" svg:viewBox="0 0 334 310" svg:d="M0 155c0-86 74-155 166-155 93 0 168 69 168 155s-75 155-168 155c-92 0-166-69-166-155z">
          <text:p/>
        </draw:path>
        <draw:path draw:style-name="gr43" draw:text-style-name="P4" draw:layer="layout" svg:width="0.333cm" svg:height="0.309cm" svg:x="16.882cm" svg:y="9.616cm" svg:viewBox="0 0 334 310" svg:d="M0 155c0-86 74-155 166-155 93 0 168 69 168 155s-75 155-168 155c-92 0-166-69-166-155z">
          <text:p/>
        </draw:path>
        <draw:path draw:style-name="gr42" draw:text-style-name="P19" draw:layer="layout" svg:width="0.334cm" svg:height="0.308cm" svg:x="18.559cm" svg:y="7.6cm" svg:viewBox="0 0 335 309" svg:d="M0 154c0-85 75-154 167-154 93 0 168 69 168 154s-75 155-168 155c-92 0-167-70-167-155z">
          <text:p/>
        </draw:path>
        <draw:path draw:style-name="gr43" draw:text-style-name="P4" draw:layer="layout" svg:width="0.334cm" svg:height="0.308cm" svg:x="18.559cm" svg:y="7.6cm" svg:viewBox="0 0 335 309" svg:d="M0 154c0-85 75-154 167-154 93 0 168 69 168 154s-75 155-168 155c-92 0-167-70-167-155z">
          <text:p/>
        </draw:path>
        <draw:path draw:style-name="gr42" draw:text-style-name="P19" draw:layer="layout" svg:width="0.333cm" svg:height="0.308cm" svg:x="15.796cm" svg:y="5.542cm" svg:viewBox="0 0 334 309" svg:d="M0 154c0-85 76-154 168-154s166 69 166 154c0 86-74 155-166 155s-168-69-168-155z">
          <text:p/>
        </draw:path>
        <draw:path draw:style-name="gr43" draw:text-style-name="P4" draw:layer="layout" svg:width="0.333cm" svg:height="0.308cm" svg:x="15.796cm" svg:y="5.542cm" svg:viewBox="0 0 334 309" svg:d="M0 154c0-85 76-154 168-154s166 69 166 154c0 86-74 155-166 155s-168-69-168-155z">
          <text:p/>
        </draw:path>
        <draw:path draw:style-name="gr42" draw:text-style-name="P19" draw:layer="layout" svg:width="0.333cm" svg:height="0.309cm" svg:x="9.149cm" svg:y="5.202cm" svg:viewBox="0 0 334 310" svg:d="M0 154c0-85 76-154 168-154s166 69 166 154c0 87-74 156-166 156s-168-69-168-156z">
          <text:p/>
        </draw:path>
        <draw:path draw:style-name="gr43" draw:text-style-name="P4" draw:layer="layout" svg:width="0.333cm" svg:height="0.309cm" svg:x="9.149cm" svg:y="5.202cm" svg:viewBox="0 0 334 310" svg:d="M0 154c0-85 76-154 168-154s166 69 166 154c0 87-74 156-166 156s-168-69-168-156z">
          <text:p/>
        </draw:path>
        <draw:path draw:style-name="gr42" draw:text-style-name="P19" draw:layer="layout" svg:width="0.333cm" svg:height="0.308cm" svg:x="14.447cm" svg:y="7.6cm" svg:viewBox="0 0 334 309" svg:d="M0 154c0-85 76-154 168-154s166 69 166 154-74 155-166 155-168-70-168-155z">
          <text:p/>
        </draw:path>
        <draw:path draw:style-name="gr43" draw:text-style-name="P4" draw:layer="layout" svg:width="0.333cm" svg:height="0.308cm" svg:x="14.447cm" svg:y="7.6cm" svg:viewBox="0 0 334 309" svg:d="M0 154c0-85 76-154 168-154s166 69 166 154-74 155-166 155-168-70-168-155z">
          <text:p/>
        </draw:path>
        <draw:path draw:style-name="gr42" draw:text-style-name="P19" draw:layer="layout" svg:width="0.333cm" svg:height="0.308cm" svg:x="15.328cm" svg:y="10.104cm" svg:viewBox="0 0 334 309" svg:d="M0 154c0-85 75-154 168-154 92 0 166 69 166 154 0 86-74 155-166 155-93 0-168-69-168-155z">
          <text:p/>
        </draw:path>
        <draw:path draw:style-name="gr43" draw:text-style-name="P4" draw:layer="layout" svg:width="0.333cm" svg:height="0.308cm" svg:x="15.328cm" svg:y="10.104cm" svg:viewBox="0 0 334 309" svg:d="M0 154c0-85 75-154 168-154 92 0 166 69 166 154 0 86-74 155-166 155-93 0-168-69-168-155z">
          <text:p/>
        </draw:path>
        <draw:path draw:style-name="gr42" draw:text-style-name="P19" draw:layer="layout" svg:width="0.333cm" svg:height="0.308cm" svg:x="17.996cm" svg:y="3.609cm" svg:viewBox="0 0 334 309" svg:d="M0 154c0-85 75-154 168-154 92 0 166 69 166 154s-74 155-166 155c-93 0-168-70-168-155z">
          <text:p/>
        </draw:path>
        <draw:path draw:style-name="gr43" draw:text-style-name="P4" draw:layer="layout" svg:width="0.333cm" svg:height="0.308cm" svg:x="17.996cm" svg:y="3.609cm" svg:viewBox="0 0 334 309" svg:d="M0 154c0-85 75-154 168-154 92 0 166 69 166 154s-74 155-166 155c-93 0-168-70-168-155z">
          <text:p/>
        </draw:path>
        <draw:path draw:style-name="gr42" draw:text-style-name="P19" draw:layer="layout" svg:width="0.333cm" svg:height="0.308cm" svg:x="7.748cm" svg:y="2.739cm" svg:viewBox="0 0 334 309" svg:d="M0 154c0-85 75-154 168-154 92 0 166 69 166 154 0 86-74 155-166 155-93 0-168-69-168-155z">
          <text:p/>
        </draw:path>
        <draw:path draw:style-name="gr43" draw:text-style-name="P4" draw:layer="layout" svg:width="0.333cm" svg:height="0.308cm" svg:x="7.748cm" svg:y="2.739cm" svg:viewBox="0 0 334 309" svg:d="M0 154c0-85 75-154 168-154 92 0 166 69 166 154 0 86-74 155-166 155-93 0-168-69-168-155z">
          <text:p/>
        </draw:path>
        <draw:path draw:style-name="gr42" draw:text-style-name="P19" draw:layer="layout" svg:width="0.334cm" svg:height="0.308cm" svg:x="15.661cm" svg:y="2.542cm" svg:viewBox="0 0 335 309" svg:d="M0 155c0-86 75-155 168-155 92 0 167 69 167 155 0 85-75 154-167 154-93 0-168-69-168-154z">
          <text:p/>
        </draw:path>
        <draw:path draw:style-name="gr43" draw:text-style-name="P4" draw:layer="layout" svg:width="0.334cm" svg:height="0.308cm" svg:x="15.661cm" svg:y="2.542cm" svg:viewBox="0 0 335 309" svg:d="M0 155c0-86 75-155 168-155 92 0 167 69 167 155 0 85-75 154-167 154-93 0-168-69-168-154z">
          <text:p/>
        </draw:path>
        <draw:path draw:style-name="gr42" draw:text-style-name="P19" draw:layer="layout" svg:width="0.334cm" svg:height="0.308cm" svg:x="16.451cm" svg:y="3.609cm" svg:viewBox="0 0 335 309" svg:d="M0 154c0-85 76-154 168-154s167 69 167 154-75 155-167 155-168-70-168-155z">
          <text:p/>
        </draw:path>
        <draw:path draw:style-name="gr43" draw:text-style-name="P4" draw:layer="layout" svg:width="0.334cm" svg:height="0.308cm" svg:x="16.451cm" svg:y="3.609cm" svg:viewBox="0 0 335 309" svg:d="M0 154c0-85 76-154 168-154s167 69 167 154-75 155-167 155-168-70-168-155z">
          <text:p/>
        </draw:path>
        <draw:path draw:style-name="gr42" draw:text-style-name="P19" draw:layer="layout" svg:width="0.334cm" svg:height="0.308cm" svg:x="18.329cm" svg:y="6.033cm" svg:viewBox="0 0 335 309" svg:d="M0 154c0-85 75-154 168-154 92 0 167 69 167 154s-75 155-167 155c-93 0-168-70-168-155z">
          <text:p/>
        </draw:path>
        <draw:path draw:style-name="gr43" draw:text-style-name="P4" draw:layer="layout" svg:width="0.334cm" svg:height="0.308cm" svg:x="18.329cm" svg:y="6.033cm" svg:viewBox="0 0 335 309" svg:d="M0 154c0-85 75-154 168-154 92 0 167 69 167 154s-75 155-167 155c-93 0-168-70-168-155z">
          <text:p/>
        </draw:path>
        <draw:path draw:style-name="gr42" draw:text-style-name="P19" draw:layer="layout" svg:width="0.333cm" svg:height="0.308cm" svg:x="4.173cm" svg:y="13.09cm" svg:viewBox="0 0 334 309" svg:d="M0 155c0-85 74-155 167-155s167 70 167 155-74 154-167 154-167-69-167-154z">
          <text:p/>
        </draw:path>
        <draw:path draw:style-name="gr43" draw:text-style-name="P4" draw:layer="layout" svg:width="0.333cm" svg:height="0.308cm" svg:x="4.173cm" svg:y="13.09cm" svg:viewBox="0 0 334 309" svg:d="M0 155c0-85 74-155 167-155s167 70 167 155-74 154-167 154-167-69-167-154z">
          <text:p/>
        </draw:path>
        <draw:path draw:style-name="gr1" draw:text-style-name="P1" draw:layer="layout" svg:width="2.299cm" svg:height="0.69cm" svg:x="4.643cm" svg:y="12.899cm" svg:viewBox="0 0 2300 691" svg:d="M0 115c0-64 51-115 115-115h2070c30 0 60 12 81 34 22 21 34 50 34 81v461c0 63-52 115-115 115h-2070c-64 0-115-52-115-115z">
          <text:p/>
        </draw:path>
        <draw:frame draw:style-name="gr39" draw:text-style-name="P18" draw:layer="layout" svg:width="2.207cm" svg:height="0.577cm" draw:transform="rotate (-0.551349510705009) translate (16.49cm 6.064cm)">
          <draw:text-box>
            <text:p text:style-name="P16"><text:span text:style-name="T16">Outgassing</text:span></text:p>
          </draw:text-box>
        </draw:frame>
        <draw:path draw:style-name="gr44" draw:text-style-name="P20" draw:layer="layout" svg:width="1.346cm" svg:height="0.388cm" svg:x="3.303cm" svg:y="13.724cm" svg:viewBox="0 0 1347 389" svg:d="M0 65c0-36 29-65 65-65h1218c17 0 33 7 45 19s19 29 19 46v258c0 37-29 66-64 66h-1218c-36 0-65-29-65-66z">
          <text:p/>
        </draw:path>
        <draw:path draw:style-name="gr45" draw:text-style-name="P4" draw:layer="layout" svg:width="1.346cm" svg:height="0.388cm" svg:x="3.303cm" svg:y="13.724cm" svg:viewBox="0 0 1347 389" svg:d="M0 65c0-36 29-65 65-65h1218c17 0 33 7 45 19s19 29 19 46v258c0 37-29 66-64 66h-1218c-36 0-65-29-65-66z">
          <text:p/>
        </draw:path>
        <draw:frame draw:style-name="gr46" draw:text-style-name="P21" draw:layer="layout" svg:width="1.33cm" svg:height="0.395cm" svg:x="4.915cm" svg:y="13.052cm">
          <draw:text-box>
            <text:p text:style-name="P7"><text:span text:style-name="T20">Volatiles</text:span></text:p>
          </draw:text-box>
        </draw:frame>
        <draw:path draw:style-name="gr1" draw:text-style-name="P1" draw:layer="layout" svg:width="3.684cm" svg:height="0.846cm" svg:x="4.649cm" svg:y="13.095cm" svg:viewBox="0 0 3685 847" svg:d="M0 141c0-78 63-141 141-141h3403c37 0 73 15 99 41 27 27 42 63 42 100v565c0 78-64 141-141 141h-3403c-78 0-141-63-141-141z">
          <text:p/>
        </draw:path>
        <draw:frame draw:style-name="gr47" draw:text-style-name="P22" draw:layer="layout" svg:width="0.531cm" svg:height="0.239cm" svg:x="3.712cm" svg:y="13.798cm">
          <draw:text-box>
            <text:p text:style-name="P7"><text:span text:style-name="T21">AGNI</text:span></text:p>
          </draw:text-box>
        </draw:frame>
        <draw:path draw:style-name="gr1" draw:text-style-name="P1" draw:layer="layout" svg:width="3.927cm" svg:height="0.846cm" svg:x="4.649cm" svg:y="13.731cm" svg:viewBox="0 0 3928 847" svg:d="M0 141c0-78 63-141 141-141h3646c37 0 73 15 100 41 26 27 41 62 41 100v564c0 78-63 142-141 142h-3646c-78 0-141-64-141-142z">
          <text:p/>
        </draw:path>
        <draw:frame draw:style-name="gr48" draw:text-style-name="P21" draw:layer="layout" svg:width="2.951cm" svg:height="0.395cm" svg:x="4.929cm" svg:y="13.726cm">
          <draw:text-box>
            <text:p text:style-name="P7"><text:span text:style-name="T20">PROTEUS module</text:span></text:p>
          </draw:text-box>
        </draw:frame>
        <draw:frame draw:style-name="gr49" draw:text-style-name="P21" draw:layer="layout" svg:width="3.166cm" svg:height="0.395cm" svg:x="4.929cm" svg:y="14.15cm">
          <draw:text-box>
            <text:p text:style-name="P7"><text:span text:style-name="T20">Interaction between </text:span></text:p>
          </draw:text-box>
        </draw:frame>
        <draw:path draw:style-name="gr44" draw:text-style-name="P20" draw:layer="layout" svg:width="1.346cm" svg:height="0.387cm" svg:x="3.303cm" svg:y="14.36cm" svg:viewBox="0 0 1347 388" svg:d="M0 65c0-36 29-65 65-65h1218c17 0 33 7 45 19s19 28 19 46v259c0 36-29 64-64 64h-1218c-36 0-65-28-65-64z">
          <text:p/>
        </draw:path>
        <draw:path draw:style-name="gr50" draw:text-style-name="P4" draw:layer="layout" svg:width="1.346cm" svg:height="0.387cm" svg:x="3.303cm" svg:y="14.36cm" svg:viewBox="0 0 1347 388" svg:d="M0 65c0-36 29-65 65-65h1218c17 0 33 7 45 19s19 28 19 46v259c0 36-29 64-64 64h-1218c-36 0-65-28-65-64z">
          <text:p/>
        </draw:path>
        <draw:path draw:style-name="gr1" draw:text-style-name="P1" draw:layer="layout" svg:width="5.057cm" svg:height="3.537cm" svg:x="3.106cm" svg:y="12.899cm" svg:viewBox="0 0 5058 3538" svg:d="M0 291c0-161 131-291 292-291h4474c78 0 152 31 206 85 55 55 86 129 86 206v2956c0 161-131 291-292 291h-4474c-161 0-292-130-292-291z">
          <text:p/>
        </draw:path>
        <draw:path draw:style-name="gr51" draw:text-style-name="P4" draw:layer="layout" svg:width="5.057cm" svg:height="3.537cm" svg:x="3.106cm" svg:y="12.899cm" svg:viewBox="0 0 5058 3538" svg:d="M0 291c0-161 131-291 292-291h4474c78 0 152 31 206 85 55 55 86 129 86 206v2956c0 161-131 291-292 291h-4474c-161 0-292-130-292-291z">
          <text:p/>
        </draw:path>
        <draw:polygon draw:style-name="gr1" draw:text-style-name="P1" draw:layer="layout" svg:width="2.137cm" svg:height="2.392cm" svg:x="5.944cm" svg:y="2.615cm" svg:viewBox="0 0 2138 2393" draw:points="0,623 1268,0 2138,1770 869,2393">
          <text:p/>
        </draw:polygon>
        <draw:frame draw:style-name="gr52" draw:text-style-name="P4" draw:layer="layout" svg:width="1.412cm" svg:height="1.97cm" draw:transform="rotate (0.456752665246916) translate (5.944cm 3.238cm)">
          <draw:image xlink:href="Pictures/10000001000001680000016817BAAB8A.png" xlink:type="simple" xlink:show="embed" xlink:actuate="onLoad" draw:mime-type="image/png">
            <text:p/>
          </draw:image>
        </draw:frame>
        <draw:polygon draw:style-name="gr1" draw:text-style-name="P1" draw:layer="layout" svg:width="1.694cm" svg:height="0.971cm" svg:x="11.419cm" svg:y="10.582cm" svg:viewBox="0 0 1695 972" draw:points="0,0 1695,1 1695,972 0,971">
          <text:p/>
        </draw:polygon>
        <draw:frame draw:style-name="gr53" draw:text-style-name="P21" draw:layer="layout" svg:width="1.232cm" svg:height="0.395cm" svg:x="4.929cm" svg:y="14.574cm">
          <draw:text-box>
            <text:p text:style-name="P7"><text:span text:style-name="T20">2 layers</text:span></text:p>
          </draw:text-box>
        </draw:frame>
        <draw:frame draw:style-name="gr35" draw:text-style-name="P10" draw:layer="layout" svg:width="0.493cm" svg:height="0.556cm" draw:transform="rotate (-0.000523598775598511) translate (11.658cm 10.848cm)">
          <draw:text-box>
            <text:p text:style-name="P7"><text:span text:style-name="T22">F</text:span></text:p>
          </draw:text-box>
        </draw:frame>
        <draw:path draw:style-name="gr42" draw:text-style-name="P19" draw:layer="layout" svg:width="0.334cm" svg:height="0.308cm" svg:x="13.311cm" svg:y="7.483cm" svg:viewBox="0 0 335 309" svg:d="M0 155c0-85 75-155 167-155 93 0 168 70 168 155s-75 154-168 154c-92 0-167-69-167-154z">
          <text:p/>
        </draw:path>
        <draw:path draw:style-name="gr43" draw:text-style-name="P4" draw:layer="layout" svg:width="0.334cm" svg:height="0.308cm" svg:x="13.311cm" svg:y="7.483cm" svg:viewBox="0 0 335 309" svg:d="M0 155c0-85 75-155 167-155 93 0 168 70 168 155s-75 154-168 154c-92 0-167-69-167-154z">
          <text:p/>
        </draw:path>
        <draw:path draw:style-name="gr42" draw:text-style-name="P19" draw:layer="layout" svg:width="0.334cm" svg:height="0.308cm" svg:x="10.774cm" svg:y="2.977cm" svg:viewBox="0 0 335 309" svg:d="M0 154c0-85 76-154 168-154s167 69 167 154-75 155-167 155-168-70-168-155z">
          <text:p/>
        </draw:path>
        <draw:path draw:style-name="gr43" draw:text-style-name="P4" draw:layer="layout" svg:width="0.334cm" svg:height="0.308cm" svg:x="10.774cm" svg:y="2.977cm" svg:viewBox="0 0 335 309" svg:d="M0 154c0-85 76-154 168-154s167 69 167 154-75 155-167 155-168-70-168-155z">
          <text:p/>
        </draw:path>
        <draw:path draw:style-name="gr42" draw:text-style-name="P19" draw:layer="layout" svg:width="0.333cm" svg:height="0.309cm" svg:x="6.846cm" svg:y="5.405cm" svg:viewBox="0 0 334 310" svg:d="M0 154c0-85 74-154 166-154 93 0 168 69 168 154s-75 156-168 156c-92 0-166-71-166-156z">
          <text:p/>
        </draw:path>
        <draw:path draw:style-name="gr43" draw:text-style-name="P4" draw:layer="layout" svg:width="0.333cm" svg:height="0.309cm" svg:x="6.846cm" svg:y="5.405cm" svg:viewBox="0 0 334 310" svg:d="M0 154c0-85 74-154 166-154 93 0 168 69 168 154s-75 156-168 156c-92 0-166-71-166-156z">
          <text:p/>
        </draw:path>
        <draw:path draw:style-name="gr42" draw:text-style-name="P19" draw:layer="layout" svg:width="0.333cm" svg:height="0.308cm" svg:x="8.195cm" svg:y="4.14cm" svg:viewBox="0 0 334 309" svg:d="M0 155c0-85 74-155 166-155 93 0 168 70 168 155s-75 154-168 154c-92 0-166-69-166-154z">
          <text:p/>
        </draw:path>
        <draw:path draw:style-name="gr43" draw:text-style-name="P4" draw:layer="layout" svg:width="0.333cm" svg:height="0.308cm" svg:x="8.195cm" svg:y="4.14cm" svg:viewBox="0 0 334 309" svg:d="M0 155c0-85 74-155 166-155 93 0 168 70 168 155s-75 154-168 154c-92 0-166-69-166-154z">
          <text:p/>
        </draw:path>
        <draw:path draw:style-name="gr42" draw:text-style-name="P19" draw:layer="layout" svg:width="0.333cm" svg:height="0.308cm" svg:x="14.221cm" svg:y="4.741cm" svg:viewBox="0 0 334 309" svg:d="M0 155c0-85 74-155 166-155s168 70 168 155-76 154-168 154-166-69-166-154z">
          <text:p/>
        </draw:path>
        <draw:path draw:style-name="gr43" draw:text-style-name="P4" draw:layer="layout" svg:width="0.333cm" svg:height="0.308cm" svg:x="14.221cm" svg:y="4.741cm" svg:viewBox="0 0 334 309" svg:d="M0 155c0-85 74-155 166-155s168 70 168 155-76 154-168 154-166-69-166-154z">
          <text:p/>
        </draw:path>
        <draw:path draw:style-name="gr1" draw:text-style-name="P1" draw:layer="layout" svg:width="3.927cm" svg:height="0.846cm" svg:x="4.649cm" svg:y="14.489cm" svg:viewBox="0 0 3928 847" svg:d="M0 142c0-78 63-142 141-142h3646c37 0 73 15 100 42 26 27 41 62 41 100v564c0 78-63 141-141 141h-3646c-78 0-141-63-141-141z">
          <text:p/>
        </draw:path>
        <draw:frame draw:style-name="gr54" draw:text-style-name="P15" draw:layer="layout" svg:width="0.736cm" svg:height="0.374cm" draw:transform="rotate (-0.000523598775598511) translate (11.959cm 11.182cm)">
          <draw:text-box>
            <text:p text:style-name="P7"><text:span text:style-name="T23">CMB</text:span></text:p>
          </draw:text-box>
        </draw:frame>
        <draw:polygon draw:style-name="gr55" draw:text-style-name="P23" draw:layer="layout" svg:width="0.607cm" svg:height="1.457cm" svg:x="11.883cm" svg:y="11.596cm" svg:viewBox="0 0 608 1458" draw:points="302,0 608,521 455,521 457,1458 154,1458 152,521 0,521">
          <text:p/>
        </draw:polygon>
        <draw:polygon draw:style-name="gr56" draw:text-style-name="P4" draw:layer="layout" svg:width="0.607cm" svg:height="1.457cm" svg:x="11.883cm" svg:y="11.596cm" svg:viewBox="0 0 608 1458" draw:points="302,0 608,521 455,521 457,1458 154,1458 152,521 0,521">
          <text:p/>
        </draw:polygon>
        <draw:polygon draw:style-name="gr3" draw:text-style-name="P3" draw:layer="layout" svg:width="1.019cm" svg:height="1.285cm" svg:x="18.844cm" svg:y="4.646cm" svg:viewBox="0 0 1020 1286" draw:points="1020,0 949,600 828,508 243,1286 0,1102 586,325 464,234">
          <text:p/>
        </draw:polygon>
        <draw:polygon draw:style-name="gr57" draw:text-style-name="P4" draw:layer="layout" svg:width="1.019cm" svg:height="1.285cm" svg:x="18.844cm" svg:y="4.646cm" svg:viewBox="0 0 1020 1286" draw:points="1020,0 949,600 828,508 243,1286 0,1102 586,325 464,234">
          <text:p/>
        </draw:polygon>
        <draw:polygon draw:style-name="gr28" draw:text-style-name="P14" draw:layer="layout" svg:width="0.667cm" svg:height="1.372cm" svg:x="14.2cm" svg:y="6.174cm" svg:viewBox="0 0 668 1373" draw:points="515,0 668,584 522,543 293,1373 0,1291 230,461 83,420">
          <text:p/>
        </draw:polygon>
        <draw:polygon draw:style-name="gr58" draw:text-style-name="P4" draw:layer="layout" svg:width="0.667cm" svg:height="1.372cm" svg:x="14.2cm" svg:y="6.174cm" svg:viewBox="0 0 668 1373" draw:points="515,0 668,584 522,543 293,1373 0,1291 230,461 83,420">
          <text:p/>
        </draw:polygon>
        <draw:polygon draw:style-name="gr1" draw:text-style-name="P1" draw:layer="layout" svg:width="1.898cm" svg:height="1.404cm" svg:x="14.105cm" svg:y="4.964cm" svg:viewBox="0 0 1899 1405" draw:points="272,0 1899,473 1627,1405 0,932">
          <text:p/>
        </draw:polygon>
        <draw:frame draw:style-name="gr59" draw:text-style-name="P21" draw:layer="layout" svg:width="2.131cm" svg:height="0.395cm" svg:x="4.929cm" svg:y="15.12cm">
          <draw:text-box>
            <text:p text:style-name="P7"><text:span text:style-name="T20">Energy fluxes</text:span></text:p>
          </draw:text-box>
        </draw:frame>
        <draw:frame draw:style-name="gr35" draw:text-style-name="P10" draw:layer="layout" svg:width="0.493cm" svg:height="0.556cm" draw:transform="rotate (-0.282743338823082) translate (14.531cm 5.286cm)">
          <draw:text-box>
            <text:p text:style-name="P7"><text:span text:style-name="T24">F</text:span></text:p>
          </draw:text-box>
        </draw:frame>
        <draw:polygon draw:style-name="gr1" draw:text-style-name="P1" draw:layer="layout" svg:width="2.399cm" svg:height="0.901cm" svg:x="10.893cm" svg:y="14.387cm" svg:viewBox="0 0 2400 902" draw:points="0,0 2400,1 2400,902 0,901">
          <text:p/>
        </draw:polygon>
        <draw:frame draw:style-name="gr60" draw:text-style-name="P15" draw:layer="layout" svg:width="0.534cm" svg:height="0.374cm" draw:transform="rotate (-0.282743338823082) translate (14.727cm 5.691cm)">
          <draw:text-box>
            <text:p text:style-name="P7"><text:span text:style-name="T25">MO</text:span></text:p>
          </draw:text-box>
        </draw:frame>
        <draw:polygon draw:style-name="gr1" draw:text-style-name="P1" draw:layer="layout" svg:width="3.191cm" svg:height="1.984cm" svg:x="10.703cm" svg:y="8.311cm" svg:viewBox="0 0 3192 1985" draw:points="0,0 3192,1 3192,1985 0,1984">
          <text:p/>
        </draw:polygon>
        <draw:frame draw:style-name="gr61" draw:text-style-name="P24" draw:layer="layout" svg:width="1.079cm" svg:height="0.319cm" draw:transform="rotate (-0.000349065850399089) translate (11.557cm 14.591cm)">
          <draw:text-box>
            <text:p text:style-name="P7"><text:span text:style-name="T26">Cooling</text:span></text:p>
          </draw:text-box>
        </draw:frame>
        <draw:frame draw:style-name="gr62" draw:text-style-name="P25" draw:layer="layout" svg:width="1.978cm" svg:height="0.433cm" draw:transform="rotate (-0.000174532925199667) translate (11.298cm 8.515cm)">
          <draw:text-box>
            <text:p text:style-name="P16"><text:span text:style-name="T27">Crystallisation</text:span></text:p>
          </draw:text-box>
        </draw:frame>
        <draw:frame draw:style-name="gr63" draw:text-style-name="P25" draw:layer="layout" svg:width="1.595cm" svg:height="0.433cm" draw:transform="rotate (-0.000174532925199667) translate (11.522cm 8.896cm)">
          <draw:text-box>
            <text:p text:style-name="P16"><text:span text:style-name="T27">Convection</text:span></text:p>
          </draw:text-box>
        </draw:frame>
        <draw:polygon draw:style-name="gr1" draw:text-style-name="P1" draw:layer="layout" svg:width="1.952cm" svg:height="1.686cm" svg:x="19.461cm" svg:y="3.451cm" svg:viewBox="0 0 1953 1687" draw:points="484,0 1953,846 1470,1687 0,842">
          <text:p/>
        </draw:polygon>
        <draw:frame draw:style-name="gr64" draw:text-style-name="P25" draw:layer="layout" svg:width="1.652cm" svg:height="0.433cm" draw:transform="rotate (-0.000174532925199667) translate (11.506cm 9.277cm)">
          <draw:text-box>
            <text:p text:style-name="P16"><text:span text:style-name="T27">Conduction</text:span></text:p>
          </draw:text-box>
        </draw:frame>
        <draw:frame draw:style-name="gr35" draw:text-style-name="P10" draw:layer="layout" svg:width="0.493cm" svg:height="0.556cm" draw:transform="rotate (-0.522202512196704) translate (20.02cm 3.8cm)">
          <draw:text-box>
            <text:p text:style-name="P7"><text:span text:style-name="T28">F</text:span></text:p>
          </draw:text-box>
        </draw:frame>
        <draw:polygon draw:style-name="gr1" draw:text-style-name="P1" draw:layer="layout" svg:width="3.191cm" svg:height="1.956cm" svg:x="10.774cm" svg:y="4.718cm" svg:viewBox="0 0 3192 1957" draw:points="0,0 3192,0 3192,1957 0,1956">
          <text:p/>
        </draw:polygon>
        <draw:frame draw:style-name="gr65" draw:text-style-name="P26" draw:layer="layout" svg:width="1.82cm" svg:height="0.374cm" draw:transform="rotate (-0.522202512196704) translate (20.165cm 4.191cm)">
          <draw:text-box>
            <text:p text:style-name="P7"><text:span text:style-name="T29">ATM</text:span></text:p>
          </draw:text-box>
        </draw:frame>
        <draw:frame draw:style-name="gr66" draw:text-style-name="P25" draw:layer="layout" svg:width="1.343cm" svg:height="0.433cm" draw:transform="rotate (-0.000174532925199667) translate (11.708cm 4.922cm)">
          <draw:text-box>
            <text:p text:style-name="P16"><text:span text:style-name="T30">Radiation</text:span></text:p>
          </draw:text-box>
        </draw:frame>
        <draw:frame draw:style-name="gr63" draw:text-style-name="P25" draw:layer="layout" svg:width="1.595cm" svg:height="0.433cm" draw:transform="rotate (-0.000174532925199667) translate (11.593cm 5.303cm)">
          <draw:text-box>
            <text:p text:style-name="P16"><text:span text:style-name="T30">Convection</text:span></text:p>
          </draw:text-box>
        </draw:frame>
        <draw:frame draw:style-name="gr67" draw:text-style-name="P25" draw:layer="layout" svg:width="1.991cm" svg:height="0.433cm" draw:transform="rotate (-0.000174532925199667) translate (11.406cm 5.684cm)">
          <draw:text-box>
            <text:p text:style-name="P16"><text:span text:style-name="T30">Condensation</text:span></text:p>
          </draw:text-box>
        </draw:frame>
        <draw:polygon draw:style-name="gr1" draw:text-style-name="P1" draw:layer="layout" svg:width="1.428cm" svg:height="2.279cm" svg:x="9.701cm" svg:y="10.104cm" svg:viewBox="0 0 1429 2280" draw:points="0,0 1429,0 1429,2280 0,2280">
          <text:p/>
        </draw:polygon>
        <draw:frame draw:style-name="gr52" draw:text-style-name="P4" draw:layer="layout" svg:width="2.742cm" svg:height="2.278cm" svg:x="9.702cm" svg:y="10.104cm">
          <draw:image xlink:href="Pictures/10000001000000820000006C8AE23E7E.png" xlink:type="simple" xlink:show="embed" xlink:actuate="onLoad" draw:mime-type="image/png">
            <text:p/>
          </draw:image>
        </draw:frame>
        <draw:polygon draw:style-name="gr1" draw:text-style-name="P1" draw:layer="layout" svg:width="1.428cm" svg:height="2.279cm" svg:x="13.245cm" svg:y="10.008cm" svg:viewBox="0 0 1429 2280" draw:points="0,0 1429,0 1429,2280 0,2280">
          <text:p/>
        </draw:polygon>
        <draw:frame draw:style-name="gr68" draw:text-style-name="P4" draw:layer="layout" svg:width="2.742cm" svg:height="2.278cm" svg:x="11.931cm" svg:y="10.008cm">
          <draw:image xlink:href="Pictures/10000001000000820000006C8AE23E7E.png" xlink:type="simple" xlink:show="embed" xlink:actuate="onLoad" draw:mime-type="image/png">
            <text:p/>
          </draw:image>
        </draw:frame>
        <draw:path draw:style-name="gr1" draw:text-style-name="P1" draw:layer="layout" svg:width="3.926cm" svg:height="0.845cm" svg:x="4.715cm" svg:y="15.119cm" svg:viewBox="0 0 3927 846" svg:d="M0 141c0-78 63-141 141-141h3645c38 0 73 14 100 41 26 26 41 62 41 100v564c0 78-63 141-141 141h-3645c-78 0-141-63-141-141z">
          <text:p/>
        </draw:path>
        <draw:frame draw:style-name="gr69" draw:text-style-name="P25" draw:layer="layout" svg:width="1.436cm" svg:height="0.433cm" draw:transform="rotate (-0.000174532925199667) translate (11.653cm 6.065cm)">
          <draw:text-box>
            <text:p text:style-name="P16"><text:span text:style-name="T30">Chemistry</text:span></text:p>
          </draw:text-box>
        </draw:frame>
        <draw:polygon draw:style-name="gr1" draw:text-style-name="P1" draw:layer="layout" svg:width="1.898cm" svg:height="0.69cm" svg:x="3.027cm" svg:y="15.519cm" svg:viewBox="0 0 1899 691" draw:points="0,0 1899,0 1899,691 0,690">
          <text:p/>
        </draw:polygon>
        <draw:frame draw:style-name="gr70" draw:text-style-name="P21" draw:layer="layout" svg:width="3.009cm" svg:height="0.395cm" svg:x="4.994cm" svg:y="15.75cm">
          <draw:text-box>
            <text:p text:style-name="P7"><text:span text:style-name="T20">Physical processes</text:span></text:p>
          </draw:text-box>
        </draw:frame>
        <draw:polygon draw:style-name="gr1" draw:text-style-name="P1" draw:layer="layout" svg:width="1.841cm" svg:height="1.97cm" svg:x="7.441cm" svg:y="6.68cm" svg:viewBox="0 0 1842 1971" draw:points="957,0 1842,1337 886,1971 0,634">
          <text:p/>
        </draw:polygon>
        <draw:frame draw:style-name="gr52" draw:text-style-name="P4" draw:layer="layout" svg:width="1.602cm" svg:height="1.146cm" draw:transform="rotate (-0.986111027376797) translate (8.398cm 6.68cm)">
          <draw:image xlink:href="Pictures/100000010000020000000200F585B1AE.png" xlink:type="simple" xlink:show="embed" xlink:actuate="onLoad" draw:mime-type="image/png">
            <text:p/>
          </draw:image>
        </draw:frame>
        <draw:polygon draw:style-name="gr1" draw:text-style-name="P1" draw:layer="layout" svg:width="1.766cm" svg:height="1.954cm" svg:x="15.787cm" svg:y="6.66cm" svg:viewBox="0 0 1767 1955" draw:points="1767,540 1013,1955 0,1415 754,0">
          <text:p/>
        </draw:polygon>
        <draw:frame draw:style-name="gr52" draw:text-style-name="P4" draw:layer="layout" svg:width="1.602cm" svg:height="1.146cm" draw:transform="rotate (-2.06053571490451) translate (17.554cm 7.2cm)">
          <draw:image xlink:href="Pictures/100000010000020000000200F585B1AE.png" xlink:type="simple" xlink:show="embed" xlink:actuate="onLoad" draw:mime-type="image/png">
            <text:p/>
          </draw:image>
        </draw:frame>
        <draw:a xlink:href="https://github.com/FormingWorlds/VULCAN" xlink:type="simple" xlink:show="embed">
          <draw:path draw:style-name="gr3" draw:text-style-name="P3" draw:layer="layout" svg:width="3.313cm" svg:height="1.767cm" svg:x="0.197cm" svg:y="5.886cm" svg:viewBox="0 0 3314 1768" svg:d="M0 296c0-164 132-296 295-296h2724c78 0 153 31 208 87 56 55 87 130 87 209v1178c0 162-132 294-295 294h-2724c-163 0-295-132-295-294z">
            <text:p/>
          </draw:path>
        </draw:a>
        <draw:path draw:style-name="gr17" draw:text-style-name="P4" draw:layer="layout" svg:width="3.313cm" svg:height="1.767cm" svg:x="0.197cm" svg:y="5.886cm" svg:viewBox="0 0 3314 1768" svg:d="M0 296c0-164 132-296 295-296h2724c78 0 153 31 208 87 56 55 87 130 87 209v1178c0 162-132 294-295 294h-2724c-163 0-295-132-295-294z">
          <text:p/>
        </draw:path>
        <draw:frame draw:style-name="gr66" draw:text-style-name="P24" draw:layer="layout" svg:width="1.343cm" svg:height="0.319cm" draw:transform="rotate (-0.000523598775598511) translate (3.315cm 15.723cm)">
          <draw:text-box>
            <text:p text:style-name="P7"><text:span text:style-name="T31">Radiation</text:span></text:p>
          </draw:text-box>
        </draw:frame>
        <draw:frame draw:style-name="gr71" draw:text-style-name="P10" draw:layer="layout" svg:width="2.066cm" svg:height="0.556cm" svg:x="0.826cm" svg:y="6.004cm">
          <draw:text-box>
            <text:p text:style-name="P7"><text:span text:style-name="T7">VULCAN</text:span></text:p>
          </draw:text-box>
        </draw:frame>
        <draw:frame draw:style-name="gr72" draw:text-style-name="P12" draw:layer="layout" svg:width="2.472cm" svg:height="0.475cm" svg:x="0.678cm" svg:y="6.582cm">
          <draw:text-box>
            <text:p text:style-name="P7"><text:span text:style-name="T8">Atmospheric </text:span></text:p>
          </draw:text-box>
        </draw:frame>
        <draw:a xlink:href="https://github.com/nichollsh/LovePy" xlink:type="simple" xlink:show="embed">
          <draw:path draw:style-name="gr28" draw:text-style-name="P14" draw:layer="layout" svg:width="4.49cm" svg:height="1.53cm" svg:x="19.047cm" svg:y="12.563cm" svg:viewBox="0 0 4491 1531" svg:d="M0 255c0-141 114-255 255-255h3981c67 0 132 26 180 74s75 113 75 181v1021c0 141-114 255-255 255h-3981c-141 0-255-114-255-255z">
            <text:p/>
          </draw:path>
        </draw:a>
        <draw:path draw:style-name="gr29" draw:text-style-name="P4" draw:layer="layout" svg:width="4.49cm" svg:height="1.53cm" svg:x="19.047cm" svg:y="12.563cm" svg:viewBox="0 0 4491 1531" svg:d="M0 255c0-141 114-255 255-255h3981c67 0 132 26 180 74s75 113 75 181v1021c0 141-114 255-255 255h-3981c-141 0-255-114-255-255z">
          <text:p/>
        </draw:path>
        <draw:frame draw:style-name="gr73" draw:text-style-name="P12" draw:layer="layout" svg:width="1.931cm" svg:height="0.475cm" svg:x="0.948cm" svg:y="7.085cm">
          <draw:text-box>
            <text:p text:style-name="P7"><text:span text:style-name="T8">chemistry </text:span></text:p>
          </draw:text-box>
        </draw:frame>
        <draw:frame draw:style-name="gr74" draw:text-style-name="P10" draw:layer="layout" svg:width="1.764cm" svg:height="0.556cm" svg:x="20.414cm" svg:y="12.813cm">
          <draw:text-box>
            <text:p text:style-name="P7"><text:span text:style-name="T11">LovePy</text:span></text:p>
          </draw:text-box>
        </draw:frame>
        <draw:path draw:style-name="gr75" draw:text-style-name="P27" draw:layer="layout" svg:width="5.056cm" svg:height="1.641cm" svg:x="19.907cm" svg:y="1.771cm" svg:viewBox="0 0 5057 1642" svg:d="M0 273c0-151 122-273 273-273h4511c72 0 142 28 193 80 52 51 80 121 80 193v1096c0 151-122 273-273 273h-4511c-151 0-273-122-273-273z">
          <text:p/>
        </draw:path>
        <draw:path draw:style-name="gr76" draw:text-style-name="P4" draw:layer="layout" svg:width="5.056cm" svg:height="1.641cm" svg:x="19.907cm" svg:y="1.771cm" svg:viewBox="0 0 5057 1642" svg:d="M0 273c0-151 122-273 273-273h4511c72 0 142 28 193 80 52 51 80 121 80 193v1096c0 151-122 273-273 273h-4511c-151 0-273-122-273-273z">
          <text:p/>
        </draw:path>
        <draw:frame draw:style-name="gr77" draw:text-style-name="P12" draw:layer="layout" svg:width="3.72cm" svg:height="0.475cm" svg:x="19.433cm" svg:y="13.391cm">
          <draw:text-box>
            <text:p text:style-name="P7"><text:span text:style-name="T12">Interior tidal heating</text:span></text:p>
          </draw:text-box>
        </draw:frame>
        <draw:frame draw:style-name="gr78" draw:text-style-name="P10" draw:layer="layout" svg:width="2.038cm" svg:height="0.556cm" svg:x="21.444cm" svg:y="1.825cm">
          <draw:text-box>
            <text:p text:style-name="P7"><text:span text:style-name="T32"><text:a xlink:href="https://platon.readthedocs.io/" xlink:type="simple">PLATON</text:a></text:span></text:p>
          </draw:text-box>
        </draw:frame>
        <draw:frame draw:style-name="gr79" draw:text-style-name="P12" draw:layer="layout" svg:width="4.379cm" svg:height="0.475cm" svg:x="20.306cm" svg:y="2.404cm">
          <draw:text-box>
            <text:p text:style-name="P7"><text:span text:style-name="T33">Synthetic observations </text:span></text:p>
          </draw:text-box>
        </draw:frame>
        <draw:frame draw:style-name="gr80" draw:text-style-name="P12" draw:layer="layout" svg:width="1.814cm" svg:height="0.475cm" svg:x="21.53cm" svg:y="2.906cm">
          <draw:text-box>
            <text:p text:style-name="P7"><text:span text:style-name="T33">calculat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/>
    <style:font-face style:name="Open Sans" svg:font-family="'Open Sans'" style:font-family-generic="swiss" style:font-pitch="variable"/>
    <style:font-face style:name="OpenSans" svg:font-family="OpenSans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54" draw:style="rect" draw:dots1="1" draw:dots1-length="0.052cm" draw:distance="0.158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8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09:05:37.203991000</dc:date>
    <meta:editing-duration>PT12M4S</meta:editing-duration>
    <meta:editing-cycles>6</meta:editing-cycles>
    <meta:generator>LibreOffice/25.2.3.2$MacOSX_AARCH64 LibreOffice_project/bbb074479178df812d175f709636b368952c2ce3</meta:generator>
    <meta:print-date>2025-06-12T08:50:18.663810000</meta:print-date>
    <meta:printed-by>PDF files</meta:printed-by>
    <meta:document-statistic meta:object-count="188"/>
  </office:meta>
</office:document-meta>
</file>